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Calibri" style:font-name-asian="Times New Roman1" style:font-name-complex="Calibri1" style:font-weight-complex="bold"/>
    </style:style>
    <style:style style:name="P2" style:family="paragraph" style:parent-style-name="No_20_Spacing">
      <style:text-properties fo:color="#222222" style:font-name="Calibri" fo:font-weight="bold" style:font-name-asian="Times New Roman1" style:font-weight-asian="bold" style:font-name-complex="Calibri1"/>
    </style:style>
    <style:style style:name="P3" style:family="paragraph" style:parent-style-name="No_20_Spacing">
      <style:text-properties fo:color="#222222" style:font-name="Calibri" fo:font-weight="bold" style:font-name-asian="Times New Roman1" style:font-weight-asian="bold" style:font-name-complex="Calibri1" style:font-weight-complex="bold"/>
    </style:style>
    <style:style style:name="P4" style:family="paragraph" style:parent-style-name="No_20_Spacing">
      <style:text-properties fo:color="#222222" style:font-name="Calibri" style:font-name-asian="Times New Roman1" style:font-name-complex="Calibri1"/>
    </style:style>
    <style:style style:name="P5" style:family="paragraph" style:parent-style-name="No_20_Spacing">
      <style:text-properties fo:color="#222222" style:font-name="Calibri" style:font-name-asian="Times New Roman1" style:font-name-complex="Calibri1" style:font-weight-complex="bold"/>
    </style:style>
    <style:style style:name="P6" style:family="paragraph" style:parent-style-name="No_20_Spacing">
      <style:paragraph-properties fo:break-before="page"/>
      <style:text-properties fo:color="#222222" style:font-name="Calibri" style:font-name-asian="Times New Roman1" style:font-name-complex="Calibri1" style:font-weight-complex="bold"/>
    </style:style>
    <style:style style:name="P7" style:family="paragraph" style:parent-style-name="Normal_20__28_Web_29_">
      <style:paragraph-properties fo:margin-top="0in" fo:margin-bottom="0in" loext:contextual-spacing="false"/>
    </style:style>
    <style:style style:name="P8" style:family="paragraph" style:parent-style-name="Normal_20__28_Web_29_">
      <style:paragraph-properties fo:margin-top="0in" fo:margin-bottom="0in" loext:contextual-spacing="false"/>
      <style:text-properties fo:color="#000000" style:font-name="Calibri" fo:font-size="8pt" fo:language="en" fo:country="US" fo:font-weight="bold" style:letter-kerning="true" style:font-size-asian="8pt" style:font-weight-asian="bold" style:font-size-complex="11pt" style:font-weight-complex="bold"/>
    </style:style>
    <style:style style:name="P9" style:family="paragraph" style:parent-style-name="No_20_Spacing" style:master-page-name="Standard">
      <style:paragraph-properties style:page-number="auto"/>
      <style:text-properties fo:color="#222222" style:font-name="Calibri" fo:font-weight="bold" style:font-name-asian="Times New Roman1" style:font-weight-asian="bold" style:font-name-complex="Calibri1" style:font-weight-complex="bold"/>
    </style:style>
    <style:style style:name="P10" style:family="paragraph" style:parent-style-name="No_20_Spacing">
      <style:text-properties fo:color="#222222" style:font-name="Calibri" style:font-name-asian="Times New Roman1" style:font-name-complex="Calibri1"/>
    </style:style>
    <style:style style:name="P11" style:family="paragraph" style:parent-style-name="No_20_Spacing">
      <style:text-properties fo:color="#222222" style:font-name="Calibri" style:font-name-asian="Times New Roman1" style:font-name-complex="Calibri1" style:font-weight-complex="bold"/>
    </style:style>
    <style:style style:name="P12" style:family="paragraph" style:parent-style-name="No_20_Spacing" style:list-style-name="WWNum2">
      <style:text-properties fo:color="#222222" style:font-name="Calibri" style:font-name-asian="Times New Roman1" style:font-name-complex="Calibri1" style:font-weight-complex="bold"/>
    </style:style>
    <style:style style:name="P13" style:family="paragraph" style:parent-style-name="No_20_Spacing" style:list-style-name="WWNum3">
      <style:text-properties fo:color="#222222" style:font-name="Calibri" style:font-name-asian="Times New Roman1" style:font-name-complex="Calibri1" style:font-weight-complex="bold"/>
    </style:style>
    <style:style style:name="P14" style:family="paragraph" style:parent-style-name="No_20_Spacing" style:list-style-name="WWNum4">
      <style:text-properties fo:color="#222222" style:font-name="Calibri" style:font-name-asian="Times New Roman1" style:font-name-complex="Calibri1"/>
    </style:style>
    <style:style style:name="P15" style:family="paragraph" style:parent-style-name="No_20_Spacing">
      <style:text-properties fo:color="#222222" style:font-name="Calibri" fo:font-weight="bold" style:font-name-asian="Times New Roman1" style:font-weight-asian="bold" style:font-name-complex="Calibri1"/>
    </style:style>
    <style:style style:name="P16" style:family="paragraph" style:parent-style-name="No_20_Spacing">
      <style:text-properties fo:color="#222222" style:font-name="Calibri" fo:font-weight="bold" style:font-name-asian="Times New Roman1" style:font-weight-asian="bold" style:font-name-complex="Calibri1" style:font-weight-complex="bold"/>
    </style:style>
    <style:style style:name="P17" style:family="paragraph" style:parent-style-name="No_20_Spacing">
      <style:text-properties fo:color="#222222" style:font-name="Calibri" style:text-underline-style="solid" style:text-underline-width="auto" style:text-underline-color="font-color" style:font-name-asian="Times New Roman1" style:font-name-complex="Calibri1" style:font-weight-complex="bold"/>
    </style:style>
    <style:style style:name="P18" style:family="paragraph" style:parent-style-name="No_20_Spacing">
      <style:text-properties fo:color="#222222" style:font-name-asian="Times New Roman1" style:font-name-complex="Calibri1"/>
    </style:style>
    <style:style style:name="P19" style:family="paragraph" style:parent-style-name="No_20_Spacing" style:list-style-name="WWNum3"/>
    <style:style style:name="P20" style:family="paragraph" style:parent-style-name="No_20_Spacing" style:list-style-name="WWNum4"/>
    <style:style style:name="P21" style:family="paragraph" style:parent-style-name="No_20_Spacing">
      <style:text-properties officeooo:rsid="0010c496" officeooo:paragraph-rsid="0010c496"/>
    </style:style>
    <style:style style:name="P22" style:family="paragraph" style:parent-style-name="Normal_20__28_Web_29_">
      <style:paragraph-properties fo:margin-top="0in" fo:margin-bottom="0in" loext:contextual-spacing="false"/>
    </style:style>
    <style:style style:name="P23" style:family="paragraph" style:parent-style-name="Normal_20__28_Web_29_">
      <style:paragraph-properties fo:margin-top="0in" fo:margin-bottom="0in" loext:contextual-spacing="false"/>
      <style:text-properties fo:color="#c00000" style:font-name="Calibri" fo:font-size="8pt" fo:language="en" fo:country="US" style:letter-kerning="true" style:font-size-asian="8pt" style:font-size-complex="11pt"/>
    </style:style>
    <style:style style:name="P24" style:family="paragraph" style:parent-style-name="Normal_20__28_Web_29_">
      <style:paragraph-properties fo:margin-top="0in" fo:margin-bottom="0in" loext:contextual-spacing="false"/>
      <style:text-properties fo:color="#000000" style:font-name="Calibri" fo:font-size="8pt" fo:language="en" fo:country="US" fo:font-weight="bold" style:letter-kerning="true" style:font-size-asian="8pt" style:font-weight-asian="bold" style:font-size-complex="11pt" style:font-weight-complex="bold"/>
    </style:style>
    <style:style style:name="P25" style:family="paragraph">
      <loext:graphic-properties draw:fill="solid" draw:fill-color="#e7e6e6"/>
      <style:paragraph-properties fo:text-align="start"/>
      <style:text-properties fo:font-size="18pt"/>
    </style:style>
    <style:style style:name="T1" style:family="text">
      <style:text-properties fo:color="#222222" style:font-name="Calibri" style:font-name-asian="Times New Roman1" style:font-name-complex="Calibri1"/>
    </style:style>
    <style:style style:name="T2" style:family="text">
      <style:text-properties fo:color="#222222" style:font-name="Calibri" style:font-name-asian="Times New Roman1" style:font-name-complex="Calibri1" style:font-weight-complex="bold"/>
    </style:style>
    <style:style style:name="T3" style:family="text">
      <style:text-properties fo:color="#222222" style:font-name-asian="Times New Roman1" style:font-name-complex="Calibri1"/>
    </style:style>
    <style:style style:name="T4" style:family="text">
      <style:text-properties style:font-name="Calibri" style:font-name-asian="Times New Roman1" style:font-name-complex="Calibri1" style:font-weight-complex="bold"/>
    </style:style>
    <style:style style:name="T5" style:family="text">
      <style:text-properties fo:color="#c00000" style:font-name="Calibri" fo:font-size="8pt" fo:language="en" fo:country="US" style:letter-kerning="true" style:font-size-asian="8pt" style:font-size-complex="11pt"/>
    </style:style>
    <style:style style:name="T6" style:family="text">
      <style:text-properties fo:color="#000000" style:font-name="Calibri" fo:font-size="8pt" fo:language="en" fo:country="US" style:letter-kerning="true" style:font-size-asian="8pt" style:font-size-complex="11pt"/>
    </style:style>
    <style:style style:name="T7" style:family="text">
      <style:text-properties fo:color="#0070c0" style:font-name="Calibri" fo:font-size="8pt" fo:language="en" fo:country="US" style:text-underline-style="solid" style:text-underline-width="auto" style:text-underline-color="font-color" style:letter-kerning="true" style:font-size-asian="8pt" style:font-size-complex="11pt"/>
    </style:style>
    <style:style style:name="T8" style:family="text">
      <style:text-properties fo:color="#0070c0" style:font-name="Calibri" fo:font-size="8pt" fo:language="en" fo:country="US" style:letter-kerning="true" style:font-size-asian="8pt" style:font-size-complex="11pt"/>
    </style:style>
    <style:style style:name="T9" style:family="text">
      <style:text-properties fo:color="#1155cc" style:font-name="Calibri" style:text-underline-style="solid" style:text-underline-width="auto" style:text-underline-color="font-color" style:font-name-asian="Times New Roman1" style:font-name-complex="Calibri1"/>
    </style:style>
    <style:style style:name="gr1" style:family="graphic" style:parent-style-name="Frame">
      <style:graphic-properties draw:stroke="none" svg:stroke-width="0in" draw:fill="solid" draw:fill-color="#e7e6e6" draw:textarea-vertical-align="top" draw:auto-grow-height="true" fo:min-height="0in" fo:min-width="0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solid" draw:fill-color="#e7e6e6" draw:textarea-vertical-align="top" draw:auto-grow-height="false" fo:min-height="2.2547in" fo:min-width="3.6535in" fo:padding-top="0.05in" fo:padding-bottom="0.05in" fo:padding-left="0.1in" fo:padding-right="0.1in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RIEF DESCRIPTION OF SYSTEM</text:p>
      <text:p text:style-name="P3"/>
      <text:p text:style-name="P5">Client: Company which is using the system </text:p>
      <text:p text:style-name="P5">User: Employee of the client company which has login credentials to the system</text:p>
      <text:p text:style-name="P5">Plot: Unit of management comprising one or more polygons of coordinates</text:p>
      <text:p text:style-name="P5">AOI: Single polygon of coordinates. One or more AOI make a plot</text:p>
      <text:p text:style-name="P5">Asset: One satellite image</text:p>
      <text:p text:style-name="P5">Job: Celery task</text:p>
      <text:p text:style-name="P5">Alert: Records of alerts </text:p>
      <text:p text:style-name="P5">AlertConfig: <text:s/>Settings of what will trigger an Alert.</text:p>
      <text:p text:style-name="P3"/>
      <text:p text:style-name="P3">BRIEF DESCRIPTION OF SYSTEM</text:p>
      <text:p text:style-name="P5"/>
      <text:p text:style-name="P5">AD HOC</text:p>
      <text:list xml:id="list6207709615282341304" text:style-name="WWNum2">
        <text:list-item>
          <text:p text:style-name="P12">User will provide Plots in geoJSON form</text:p>
        </text:list-item>
        <text:list-item>
          <text:p text:style-name="P12">Each Area of Interest may comprise multiple polygons, but satellite data API can only ship contiguous polygons</text:p>
        </text:list-item>
        <text:list-item>
          <text:p text:style-name="P12">Django system keep track of the Areas of Interest (AOI) polygons as well as the characteristics of each of them (code, planted date etc)</text:p>
        </text:list-item>
      </text:list>
      <text:p text:style-name="P5">EACH DAY</text:p>
      <text:list xml:id="list122326018133379" text:continue-numbering="true" text:style-name="WWNum2">
        <text:list-item>
          <text:p text:style-name="P12">The system should go to fetch new data from the Planet.com server for each AOI. The data we need is:</text:p>
          <text:list>
            <text:list-item>
              <text:p text:style-name="P12">PSScene4Band at all cloud cover</text:p>
            </text:list-item>
          </text:list>
        </text:list-item>
        <text:list-item>
          <text:p text:style-name="P12">When the geotiffs are ready, download them and store them in file storage (Amazon S3)</text:p>
        </text:list-item>
        <text:list-item>
          <text:p text:style-name="P12">After the geotiffs have been downloaded, run the various calculations of NDVI, EVI, DVI etc etc and save the calculated raster results into CSV files in File Storage (Amazon S3)</text:p>
        </text:list-item>
        <text:list-item>
          <text:p text:style-name="P12">We will then run an analysis script to set a benchmark for comparable plots. (PoC code is in APP Trial Data Preparation.ipynb)</text:p>
        </text:list-item>
        <text:list-item>
          <text:p text:style-name="P12">Each plot will then be compared against this benchmark. (PoC code is in APP Trial Analysis.ipynb)</text:p>
        </text:list-item>
        <text:list-item>
          <text:p text:style-name="P12">If it goes above set thresholds, save an alert record in Django, attaching the comments and geojson (not yet implemented)</text:p>
        </text:list-item>
        <text:list-item>
          <text:p text:style-name="P12">User should be able to log into system to look for the plot/date and download the associated raw geotiff and calculated indices CSV whenever they wish. (not yet implemented)</text:p>
        </text:list-item>
      </text:list>
      <text:p text:style-name="P5">EACH WEEK</text:p>
      <text:list xml:id="list122326727556085" text:continue-numbering="true" text:style-name="WWNum2">
        <text:list-item>
          <text:p text:style-name="P12">An email is sent to a list of users subscribed to alerts from a list of Plots. Here, they can directly download the geojson of the alert area. They can also feedback that the alert was not accurate. (not yet implemented)</text:p>
        </text:list-item>
      </text:list>
      <text:p text:style-name="P5"/>
      <text:p text:style-name="P3">RESOURCES</text:p>
      <text:p text:style-name="P5"/>
      <text:p text:style-name="P17">Planet – Satellite Imagery</text:p>
      <text:p text:style-name="No_20_Spacing"><text:span text:style-name="T2">You can sign up for a 14-day trial for planet at: </text:span><text:a xlink:type="simple" xlink:href="https://www.planet.com/trial/" text:style-name="Internet_20_link" text:visited-style-name="Visited_20_Internet_20_Link"><text:span text:style-name="T4">https://www.planet.com/trial/</text:span></text:a></text:p>
      <text:p text:style-name="No_20_Spacing"><text:span text:style-name="T2">API documentation: </text:span><text:a xlink:type="simple" xlink:href="https://developers.planet.com/docs/api/" text:style-name="Internet_20_link" text:visited-style-name="Visited_20_Internet_20_Link"><text:span text:style-name="T4">https://developers.planet.com/docs/api/</text:span></text:a></text:p>
      <text:p text:style-name="P5">API Key is at plantedgewd/settings.py</text:p>
      <text:p text:style-name="P5"/>
      <text:p text:style-name="P3">PROJECT STRUCTURE</text:p>
      <text:p text:style-name="P4"/>
      <text:p text:style-name="P4">1. Core -&gt; The main function and building block of the project. (Gaia.py for downloading asset &amp; interact with planet; Athena.py for calculation; Theia.py for presentation: colormap, graph, etc)</text:p>
      <text:p text:style-name="P4"><text:soft-page-break/>2. models.py -&gt; The representation of the database model.</text:p>
      <text:p text:style-name="P4">3. admin.py -&gt; Django Admin</text:p>
      <text:p text:style-name="P4">4. Facade -&gt; Where you build products out of the building block. Implement business logic and flow here.</text:p>
      <text:p text:style-name="P4"/>
      <text:p text:style-name="P3">NEED TO DO</text:p>
      <text:list xml:id="list7751226069599611430" text:style-name="WWNum3">
        <text:list-item>
          <text:p text:style-name="P13">Need to create table Plots. When we started the project, we thought each area will comprise only 1 polygon, but that turned out to be false. Therefore, we need to introduce the concept of Plot, which groups multiple AOIs into one analytical block. Fields:</text:p>
          <text:list>
            <text:list-item>
              <text:p text:style-name="P13">ID (primary key)</text:p>
            </text:list-item>
            <text:list-item>
              <text:p text:style-name="P13">client_plot_ID: free-text</text:p>
            </text:list-item>
            <text:list-item>
              <text:p text:style-name="P13">client_plot_description: free-text</text:p>
            </text:list-item>
            <text:list-item>
              <text:p text:style-name="P13">name: free-text</text:p>
            </text:list-item>
            <text:list-item>
              <text:p text:style-name="P13"><text:bookmark-start text:name="__DdeLink__791_1172706671"/>status<text:bookmark-end text:name="__DdeLink__791_1172706671"/>: free-text</text:p>
            </text:list-item>
            <text:list-item>
              <text:p text:style-name="P13"><text:bookmark-start text:name="__DdeLink__793_1172706671"/>description<text:bookmark-end text:name="__DdeLink__793_1172706671"/>: free-text</text:p>
            </text:list-item>
            <text:list-item>
              <text:p text:style-name="P13"><text:bookmark-start text:name="__DdeLink__418_470538232"/>constituentAOIs: Foreign Key (from AOI)<text:bookmark-end text:name="__DdeLink__418_470538232"/></text:p>
            </text:list-item>
            <text:list-item>
              <text:p text:style-name="P13">client: Foreign Key</text:p>
            </text:list-item>
            <text:list-item>
              <text:p text:style-name="P13">weed_ enable: boolean</text:p>
            </text:list-item>
            <text:list-item>
              <text:p text:style-name="P13">forest_health_enable: boolean</text:p>
            </text:list-item>
          </text:list>
        </text:list-item>
        <text:list-item>
          <text:p text:style-name="P13"><text:bookmark-start text:name="__DdeLink__805_1172706671"/>Edit AOI table <text:bookmark-end text:name="__DdeLink__805_1172706671"/>to add:</text:p>
          <text:list>
            <text:list-item>
              <text:p text:style-name="P13"><text:bookmark-start text:name="__DdeLink__796_1172706671"/>variant<text:bookmark-end text:name="__DdeLink__796_1172706671"/>: free text</text:p>
            </text:list-item>
            <text:list-item>
              <text:p text:style-name="P13"><text:bookmark-start text:name="__DdeLink__800_1172706671"/>date_planted<text:bookmark-end text:name="__DdeLink__800_1172706671"/>: datetime</text:p>
            </text:list-item>
          </text:list>
        </text:list-item>
        <text:list-item>
          <text:p text:style-name="P13">Create Alert Table. Stores list of alerts. Please log which user edited any record in this table and at what time, and what did they edit.</text:p>
          <text:list>
            <text:list-item>
              <text:p text:style-name="P13">ID (primary key)</text:p>
            </text:list-item>
            <text:list-item>
              <text:p text:style-name="P13">plot: foreign key</text:p>
            </text:list-item>
            <text:list-item>
              <text:p text:style-name="P13">alert_date: datetime</text:p>
            </text:list-item>
            <text:list-item>
              <text:p text:style-name="P13">type: weed/forest_health</text:p>
            </text:list-item>
            <text:list-item>
              <text:p text:style-name="P13">status: active/verified/false_alarm</text:p>
            </text:list-item>
            <text:list-item>
              <text:p text:style-name="P13">notes: freetext</text:p>
            </text:list-item>
            <text:list-item>
              <text:p text:style-name="P13">area: geojson text</text:p>
            </text:list-item>
          </text:list>
        </text:list-item>
      </text:list>
      <text:p text:style-name="P5"/>
      <text:p text:style-name="No_20_Spacing"><text:soft-page-break/><draw:custom-shape text:anchor-type="as-char" svg:y="0in" draw:z-index="1" draw:style-name="gr2" draw:text-style-name="P25" svg:width="3.8531in" svg:height="2.3543in"><text:p text:style-name="P23"><text:s/>{</text:p><text:p text:style-name="P23"><text:s text:c="6"/>"type": "Feature",</text:p><text:p text:style-name="P23"><text:s text:c="6"/>"geometry": {</text:p><text:p text:style-name="P23"><text:s text:c="8"/>"type": "Polygon",</text:p><text:p text:style-name="P23"><text:s text:c="8"/>"coordinates": [</text:p><text:p text:style-name="P23"><text:s text:c="10"/>[</text:p><text:p text:style-name="P23"><text:s text:c="12"/>[100.0, 0.0], [101.0, 0.0], [101.0, 1.0],[100.0, 1.0], [100.0, 0.0]</text:p><text:p text:style-name="P23"><text:s text:c="10"/>]</text:p><text:p text:style-name="P23"><text:s text:c="8"/>]</text:p><text:p text:style-name="P23"><text:s text:c="6"/>},</text:p><text:p text:style-name="P23"><text:s text:c="6"/>"properties": {</text:p><text:p text:style-name="P23"><text:s text:c="12"/>“alert_type": “weed",</text:p><text:p text:style-name="P23"><text:s text:c="12"/>“variant_code": “AC”</text:p><text:p text:style-name="P23"><text:s text:c="12"/>“plant_date”:”06_2017"</text:p><text:p text:style-name="P23"><text:s text:c="6"/>}</text:p><text:p text:style-name="P7"><text:span text:style-name="T5"><text:s/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6"/>
      <text:list xml:id="list122325151937089" text:continue-numbering="true" text:style-name="WWNum3">
        <text:list-item>
          <text:p text:style-name="P13">Send via email summary of alerts to all users in a client for all alerts. This is the format</text:p>
        </text:list-item>
      </text:list>
      <text:p text:style-name="P5"/>
      <text:p text:style-name="No_20_Spacing"><draw:custom-shape text:anchor-type="as-char" svg:y="0in" draw:z-index="0" draw:style-name="gr1" draw:text-style-name="P25" svg:width="6.2469in" svg:height="2.6823in"><text:p text:style-name="P8">Alert Date: 22 July 2018 (Sunday)</text:p><text:p text:style-name="P8">NEW ALERTS</text:p><text:p text:style-name="P8">Alert Type<text:tab/><text:tab/>GPS<text:tab/><text:tab/>Geojson<text:tab/>Wrong? Let us Know!</text:p><text:p text:style-name="P7"><text:span text:style-name="T6">Weed<text:tab/><text:tab/></text:span><text:span text:style-name="T7">-2.9200, 105.6893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Weed<text:tab/><text:tab/></text:span><text:span text:style-name="T7">-2.9403, 105.8832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Weed<text:tab/><text:tab/></text:span><text:span text:style-name="T7">-3.2040, 105.6896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8202, 105.6990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9209, 102.3322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9504, 103.0880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8200, 105.6895</text:span><text:span text:style-name="T6"><text:tab/></text:span><text:span text:style-name="T7">Download</text:span><text:span text:style-name="T8"><text:tab/></text:span><text:span text:style-name="T7">Report False Positive</text:span></text:p><text:p text:style-name="P8"/><text:p text:style-name="P8">ACTIVE ALERTS FROM PREVIOUS WEEKS</text:p><text:p text:style-name="P8">Alert Type<text:tab/><text:tab/>GPS<text:tab/><text:tab/>Geojson<text:tab/>Wrong? Let us Know!</text:p><text:p text:style-name="P7"><text:span text:style-name="T6">Weed<text:tab/><text:tab/></text:span><text:span text:style-name="T7">-2.9200, 105.6893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Weed<text:tab/><text:tab/></text:span><text:span text:style-name="T7">-2.9403, 105.8832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Weed<text:tab/><text:tab/></text:span><text:span text:style-name="T7">-3.2040, 105.6896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8202, 105.6990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9209, 102.3322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9504, 103.0880</text:span><text:span text:style-name="T6"><text:tab/></text:span><text:span text:style-name="T7">Download</text:span><text:span text:style-name="T8"><text:tab/></text:span><text:span text:style-name="T7">Report False Positive</text:span></text:p><text:p text:style-name="P7"><text:span text:style-name="T6">Forest Health<text:tab/></text:span><text:span text:style-name="T7">-2.8200, 105.6895</text:span><text:span text:style-name="T6"><text:tab/></text:span><text:span text:style-name="T7">Download</text:span><text:span text:style-name="T8"><text:tab/></text:span><text:span text:style-name="T7">Report False Posi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list xml:id="list122325250584950" text:continue-numbering="true" text:style-name="WWNum3">
        <text:list-item>
          <text:p text:style-name="P19"><text:span text:style-name="T2">Create client’s admin backend (UI in the process, but for now base it off Django default UI</text:span><text:bookmark text:name="_GoBack"/><text:span text:style-name="T2">)</text:span></text:p>
          <text:list>
            <text:list-item>
              <text:p text:style-name="P13">Create new plot: screen for user to upload a geojson. Form fields</text:p>
              <text:list>
                <text:list-item>
                  <text:p text:style-name="P13">Geojson file upload</text:p>
                </text:list-item>
                <text:list-item>
                  <text:p text:style-name="P13">Name</text:p>
                </text:list-item>
                <text:list-item>
                  <text:p text:style-name="P13">Status</text:p>
                </text:list-item>
                <text:list-item>
                  <text:p text:style-name="P13">Description</text:p>
                </text:list-item>
                <text:list-item>
                  <text:p text:style-name="P13">Variant (Choose from Epel/Acra)</text:p>
                </text:list-item>
                <text:list-item>
                  <text:p text:style-name="P13">Plot ID:</text:p>
                </text:list-item>
                <text:list-item>
                  <text:p text:style-name="P13">Planted Date:</text:p>
                </text:list-item>
                <text:list-item>
                  <text:p text:style-name="P13">Monitor Weed: Yes/No</text:p>
                </text:list-item>
                <text:list-item>
                  <text:p text:style-name="P13">Monitor Forest Health: Yes/No</text:p>
                </text:list-item>
                <text:list-item>
                  <text:p text:style-name="P13">Result: Create new plot and new AOIs with corresponding name, status, description linked to the new plot</text:p>
                </text:list-item>
              </text:list>
            </text:list-item>
            <text:list-item>
              <text:p text:style-name="P13">Edit plot:</text:p>
              <text:list>
                <text:list-item>
                  <text:p text:style-name="P13">Change name</text:p>
                </text:list-item>
                <text:list-item>
                  <text:p text:style-name="P13">Change status</text:p>
                </text:list-item>
                <text:list-item>
                  <text:p text:style-name="P13">Change description</text:p>
                </text:list-item>
                <text:list-item>
                  <text:p text:style-name="P13"><text:soft-page-break/>Change Variant</text:p>
                </text:list-item>
                <text:list-item>
                  <text:p text:style-name="P13">Change PlotID</text:p>
                </text:list-item>
                <text:list-item>
                  <text:p text:style-name="P13">Change Planted Date</text:p>
                </text:list-item>
                <text:list-item>
                  <text:p text:style-name="P13">Change Monitor Weed</text:p>
                </text:list-item>
                <text:list-item>
                  <text:p text:style-name="P13">Change Monitor Forest Health</text:p>
                </text:list-item>
                <text:list-item>
                  <text:p text:style-name="P13">Cannot change geojson – this needs to be done be deactivating this plot and creating a new plot.</text:p>
                </text:list-item>
                <text:list-item>
                  <text:p text:style-name="P13">Other changes need to update individual AOIs too</text:p>
                </text:list-item>
              </text:list>
            </text:list-item>
            <text:list-item>
              <text:p text:style-name="P13">Download Asset</text:p>
              <text:list>
                <text:list-item>
                  <text:p text:style-name="P13">Search by client_plot_ID</text:p>
                </text:list-item>
                <text:list-item>
                  <text:p text:style-name="P13">Filter by date</text:p>
                </text:list-item>
              </text:list>
            </text:list-item>
            <text:list-item>
              <text:p text:style-name="P13">View alert history</text:p>
              <text:list>
                <text:list-item>
                  <text:p text:style-name="P13">Search by client_plot_ID</text:p>
                </text:list-item>
                <text:list-item>
                  <text:p text:style-name="P13">Filter by date</text:p>
                </text:list-item>
                <text:list-item>
                  <text:p text:style-name="P13">Download geojson</text:p>
                </text:list-item>
                <text:list-item>
                  <text:p text:style-name="P13">Download associated Asset files</text:p>
                </text:list-item>
              </text:list>
            </text:list-item>
          </text:list>
        </text:list-item>
        <text:list-item>
          <text:p text:style-name="P13">Set tasks for:</text:p>
          <text:list>
            <text:list-item>
              <text:p text:style-name="P13">When create a new AOI, pull data from the last year</text:p>
            </text:list-item>
            <text:list-item>
              <text:p text:style-name="P13">Pull data everyday for all satellite images from the day before and run calculations</text:p>
            </text:list-item>
            <text:list-item>
              <text:p text:style-name="P13">Run benchmarking everyday</text:p>
            </text:list-item>
            <text:list-item>
              <text:p text:style-name="P13">Run analysis on benchmark everyday</text:p>
              <text:list>
                <text:list-item>
                  <text:p text:style-name="P13">Save plots to each folder</text:p>
                </text:list-item>
                <text:list-item>
                  <text:p text:style-name="P13">Save colormaps to each folder</text:p>
                </text:list-item>
                <text:list-item>
                  <text:p text:style-name="P13">Create alerts</text:p>
                </text:list-item>
              </text:list>
            </text:list-item>
          </text:list>
        </text:list-item>
        <text:list-item>
          <text:p text:style-name="P13">Convert </text:p>
        </text:list-item>
      </text:list>
      <text:p text:style-name="P4"/>
      <text:p text:style-name="P2">OTHER NOTES</text:p>
      <text:p text:style-name="P2"/>
      <text:p text:style-name="P2">Executing</text:p>
      <text:p text:style-name="P4"> </text:p>
      <text:p text:style-name="P4">To run Django server</text:p>
      <text:p text:style-name="P4">python manage.py runserver 0.0.0.0:8000 &amp;</text:p>
      <text:p text:style-name="P4"/>
      <text:p text:style-name="No_20_Spacing"><text:span text:style-name="T1">To run the product on façade, r</text:span><text:span text:style-name="T3">un the celery worker (the command are in the readme)</text:span></text:p>
      <text:p text:style-name="P18">celery -A plantedge.tasks worker --loglevel=ERROR --concurrency=10 &amp; <text:s/></text:p>
      <text:p text:style-name="P4"/>
      <text:p text:style-name="P2">Note: If SHP file is provided:</text:p>
      <text:list xml:id="list7946201533803985993" text:style-name="WWNum4">
        <text:list-item>
          <text:p text:style-name="P20"><text:span text:style-name="T1">Convert shp file to geojson (saved into file ). i use </text:span><text:a xlink:type="simple" xlink:href="https://ogre.adc4gis.com/" text:style-name="Internet_20_link" text:visited-style-name="Visited_20_Internet_20_Link"><text:span text:style-name="T9">https://ogre.adc4gis.com/</text:span></text:a></text:p>
        </text:list-item>
        <text:list-item>
          <text:p text:style-name="P14">Then depending on how client structure the shp (it usually different everytime), write script to read the geojson and insert through Django model. I dont include it in the repo since usually every shp have their own format.</text:p>
        </text:list-item>
      </text:list>
      <text:p text:style-name="P4"> </text:p>
      <text:p text:style-name="No_20_Spacing"/>
      <text:p text:style-name="No_20_Spacing"/>
      <text:p text:style-name="P21">[</text:p>
      <text:p text:style-name="P21"><text:s text:c="12"/>[</text:p>
      <text:p text:style-name="P21"><text:s text:c="14"/>34.62448596954345,</text:p>
      <text:p text:style-name="P21"><text:s text:c="14"/>8.353881862604716</text:p>
      <text:p text:style-name="P21"><text:s text:c="12"/>],</text:p>
      <text:p text:style-name="P21"><text:s text:c="12"/>[</text:p>
      <text:p text:style-name="P21"><text:soft-page-break/><text:s text:c="14"/>34.62478905916214,</text:p>
      <text:p text:style-name="P21"><text:s text:c="14"/>8.353881862604716</text:p>
      <text:p text:style-name="P21"><text:s text:c="12"/>],</text:p>
      <text:p text:style-name="P21"><text:s text:c="12"/>[</text:p>
      <text:p text:style-name="P21"><text:s text:c="9"/>34.62478905916214,8.354136622492305],[34.62448596954345,8.354136622492305],[34.62448596954345,8.353881862604716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SG" style:letter-kerning="tru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gd" style:family="text" style:parent-style-name="Default_20_Paragraph_20_Font"/>
    <style:style style:name="go" style:family="text" style:parent-style-name="Default_20_Paragraph_20_Font"/>
    <style:style style:name="g3" style:family="text" style:parent-style-name="Default_20_Paragraph_20_Font"/>
    <style:style style:name="hb" style:family="text" style:parent-style-name="Default_20_Paragraph_20_Font"/>
    <style:style style:name="g2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i Ngee Tan</meta:initial-creator>
    <meta:editing-cycles>24</meta:editing-cycles>
    <meta:creation-date>2018-08-12T08:41:00</meta:creation-date>
    <dc:date>2018-09-06T12:23:24.097466947</dc:date>
    <meta:editing-duration>PT1H48M14S</meta:editing-duration>
    <meta:generator>LibreOffice/5.1.6.2$Linux_X86_64 LibreOffice_project/10m0$Build-2</meta:generator>
    <meta:document-statistic meta:table-count="0" meta:image-count="0" meta:object-count="0" meta:page-count="6" meta:paragraph-count="158" meta:word-count="1087" meta:character-count="6938" meta:non-whitespace-character-count="58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